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list-style-name="L1">
      <style:text-properties officeooo:rsid="001055d8" officeooo:paragraph-rsid="001055d8"/>
    </style:style>
    <style:style style:name="P3" style:family="paragraph" style:parent-style-name="Text_20_body">
      <style:text-properties officeooo:rsid="000fb87d" officeooo:paragraph-rsid="000fb87d"/>
    </style:style>
    <style:style style:name="P4" style:family="paragraph" style:parent-style-name="Text_20_body">
      <style:text-properties officeooo:rsid="001468c8" officeooo:paragraph-rsid="001468c8"/>
    </style:style>
    <style:style style:name="P5" style:family="paragraph" style:parent-style-name="Text_20_body">
      <style:text-properties officeooo:rsid="00154c14" officeooo:paragraph-rsid="00154c14"/>
    </style:style>
    <style:style style:name="P6" style:family="paragraph" style:parent-style-name="Text_20_body">
      <style:text-properties officeooo:rsid="00154c14" officeooo:paragraph-rsid="00158c80"/>
    </style:style>
    <style:style style:name="P7" style:family="paragraph" style:parent-style-name="Text_20_body">
      <style:text-properties officeooo:rsid="00162be9" officeooo:paragraph-rsid="00162be9"/>
    </style:style>
    <style:style style:name="P8" style:family="paragraph" style:parent-style-name="Heading_20_1">
      <style:text-properties officeooo:paragraph-rsid="000fb87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 Orientierte Partei</text:p>
      <text:p text:style-name="Text_20_body"/>
      <text:p text:style-name="P1"/>
      <text:h text:style-name="Heading_20_1" text:outline-level="1">Zweckbestimmun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4">Der Ausgangspunkt soll einfach sein, er soll bei der Frage liegen, wie kann unsere Gesellschaft aufgebaut und Strukturiert sein, so dass sie unseren Kindern eine <text:span text:style-name="T3">gute Gesellschaft ist. </text:span></text:p>
      <text:p text:style-name="P5">Als gute Gesellschaft möge die Fähigkeit gelten die unsere Kinder zu wahreren, Klügeren und besseren Menschen machen als wir es sind. Es ist ein Freude anzuschauen.</text:p>
      <text:p text:style-name="P5">Ausgangspunkt jeden Politschen Handelns wird so die Frage nach der <text:s/>Zweckhaftigkeit für unser Kinder. Das ist ein radikaler Wandel der Perspektive, das einfache und vorliegende in den Blick zu nehmen fällt schwer in der heutigen Zeit. </text:p>
      <text:p text:style-name="P5">Es ist leicht einzusehen und nachzufühlen das die durch die Kinder gestiftete Verantwortung ein uns <text:s/>angehendes und bereichernder Teil des Daseins ist.</text:p>
      <text:p text:style-name="P6">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text:span></text:p>
      <text:p text:style-name="P7">Diese Perspektive nur für einen kurzen Moment in den Blick genommen zeigt, wie Radikal</text:p>
      <text:p text:style-name="P5"/>
      <text:h text:style-name="P8" text:outline-level="1">Ziele</text:h>
      <text:p text:style-name="P1">Veränderung der Gesellschaftlichen Wertvorstellungen zu einer Bedürfnis Orientierten Wirtschaftsform deren Mittelpunkt das wohl der uns zur Verantwortung gegeben Kindern ist.</text:p>
      <text:p text:style-name="P1"/>
      <text:list xml:id="list2244539370404512057" text:style-name="L1">
        <text:list-item>
          <text:p text:style-name="P2">Weniger Produktion → weniger Arbeit → mehr zeit für Kinder</text:p>
        </text:list-item>
        <text:list-item>
          <text:p text:style-name="P2">Pazifismus</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meta:editing-cycles>
    <meta:editing-duration>PT17H34M2S</meta:editing-duration>
    <dc:date>2015-08-20T07:06:56.974740131</dc:date>
    <dc:creator>Urs Zeidler</dc:creator>
    <meta:document-statistic meta:table-count="0" meta:image-count="0" meta:object-count="0" meta:page-count="1" meta:paragraph-count="14" meta:word-count="285" meta:character-count="1905" meta:non-whitespace-character-count="1630"/>
    <meta:user-defined meta:name="Info 1"/>
    <meta:user-defined meta:name="Info 2"/>
    <meta:user-defined meta:name="Info 3"/>
    <meta:user-defined meta:name="Info 4"/>
  </office:meta>
</office:document-meta>
</file>